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right"/>
    </style:style>
  </office:automatic-styles>
  <office:body>
    <office:text>
      <text:p text:style-name="P1"><text:span text:style-name="T1"><text:s text:c="101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Project Introduction</text:span><text:span text:style-name="T4"/></text:p>
      <text:p text:style-name="P3"><text:span text:style-name="T5"/></text:p>
      <text:p text:style-name="P3"><text:span text:style-name="T5"/></text:p>
      <text:p text:style-name="P3"><text:span text:style-name="T6">Problem 1<text:s/></text:span><text:span text:style-name="T7">–</text:span><text:span text:style-name="T8"><text:s/>Real-Time Activity Recognition</text:span></text:p>
      <text:p text:style-name="P3"><text:span text:style-name="T9"/></text:p>
      <text:p text:style-name="P3"><text:span text:style-name="T10">In this case, we expect you to make analysis from 3D Accelerometer data collected from beehives and predict/classify beehives’ Activity Type from given dataset. One csv file is provided along with the explanation of the features containing.</text:span></text:p>
      <text:p text:style-name="P3"><text:span text:style-name="T11"/></text:p>
      <text:p text:style-name="P3"><text:span text:style-name="T12">1) Investigate the given dataset carefully and conduct a descriptive analysis. Specify the each factor which affects the activity type in detail.</text:span></text:p>
      <text:p text:style-name="P3"><text:span text:style-name="T13"/></text:p>
      <text:p text:style-name="P3"><text:span text:style-name="T14">2) Implement one of the following models in order to predict beehive’s current activity type.</text:span></text:p>
      <text:p text:style-name="P3"><text:span text:style-name="T14"><text:s text:c="5"/>Please provide a reasoning for your solution.</text:span></text:p>
      <text:p text:style-name="P3"><text:span text:style-name="T15"/></text:p>
      <text:p text:style-name="P3"><text:span text:style-name="T16"><text:s text:c="4"/></text:span><text:span text:style-name="T17">Deep Learning Algorithms:</text:span><text:span text:style-name="T18"><text:s text:c="26"/></text:span><text:span text:style-name="T19">Traditional Machine Learning Algorithms:</text:span></text:p>
      <text:p text:style-name="P3"><text:span text:style-name="T20"><text:tab/>-ANN<text:s text:c="54"/><text:tab/>- Logistic Regression</text:span></text:p>
      <text:p text:style-name="P3"><text:span text:style-name="T20">-CNN<text:s text:c="55"/><text:tab/>-Support Vector Machines</text:span></text:p>
      <text:p text:style-name="P3"><text:span text:style-name="T20">-LSTM<text:s text:c="53"/><text:tab/>-Time Series Prediction</text:span></text:p>
      <text:p text:style-name="P3"><text:span text:style-name="T21"/></text:p>
      <text:p text:style-name="P3"><text:span text:style-name="T22">3) Compare the approaches and explain the best model performance according to your analyses.</text:span></text:p>
      <text:p text:style-name="P3"><text:span text:style-name="T22">Explain your final solution in detail.</text:span></text:p>
      <text:p text:style-name="P3"><text:span text:style-name="T23"/></text:p>
      <text:p text:style-name="P3"><text:span text:style-name="T24">4) (OPTIONAL) Implement your solution on AWS Cloud Service. Train your data on and build an algorithm that can predict activity type for test dataset on cloud.(SageMaker)</text:span></text:p>
      <text:p text:style-name="P3"><text:span text:style-name="T25"/></text:p>
      <text:p text:style-name="P3"><text:span text:style-name="T26">Instructions:</text:span></text:p>
      <text:p text:style-name="P3"><text:span text:style-name="T27"/></text:p>
      <text:list text:style-name="L4">
        <text:list-item>
          <text:p text:style-name="P4"><text:span text:style-name="T28">There is no minimum accuracy threshold we expect; yet it is quite important to be able to elaborate each method, if there is, extracted features and feature selection.</text:span></text:p>
        </text:list-item>
        <text:list-item>
          <text:p text:style-name="P4"><text:span text:style-name="T28">Please implement your solution by using Jupyter Notebook.</text:span></text:p>
        </text:list-item>
        <text:list-item>
          <text:p text:style-name="P4"><text:span text:style-name="T28">Explain each steps(data preprocess, model design etc.) briefly and clearly in Jupyter Notebook. If you need any further explanation, please share a PDF file summarizing all the steps.</text:span></text:p>
        </text:list-item>
        <text:list-item>
          <text:p text:style-name="P4"><text:span text:style-name="T28">It is not mandatory but we expect you to use at least 70% of given dataset as training and the rest as test. Optionally, you can create a validation sub-dataset in order to observe model convergency in training.</text:span></text:p>
        </text:list-item>
        <text:list-item>
          <text:p text:style-name="P4"><text:span text:style-name="T28">Your final work should include:</text:span></text:p>
        </text:list-item>
        <text:list-item>
          <text:p text:style-name="P4"><text:span text:style-name="T28">Short comments about statistical inferences obtained from provided raw dataset.</text:span></text:p>
        </text:list-item>
        <text:list-item>
          <text:p text:style-name="P4"><text:span text:style-name="T28">Reporting about the extracted features and feature selection.</text:span></text:p>
        </text:list-item>
        <text:list-item>
          <text:p text:style-name="P4"><text:span text:style-name="T28">Confusion matrix and a table showing the F1 score, mAP of the methods you have implemented.</text:span></text:p>
        </text:list-item>
        <text:list-item>
          <text:p text:style-name="P4"><text:span text:style-name="T28">A brief discussion on your assumptions, approach details and performances of the algorithms on the given task.</text:span></text:p>
        </text:list-item>
        <text:list-item>
          <text:p text:style-name="P4"><text:span text:style-name="T28">Source code.</text:span></text:p>
        </text:list-item>
        <text:list-item>
          <text:p text:style-name="P4"><text:span text:style-name="T28">There are no limitations in using libraries.</text:span></text:p>
        </text:list-item>
      </text:list>
      <text:p text:style-name="P5"><text:span text:style-name="T29"/></text:p>
      <text:p text:style-name="P5"><text:span text:style-name="T30">Dataset Instructions : </text:span></text:p>
      <text:p text:style-name="P5"><text:span text:style-name="T31"/></text:p>
      <text:p text:style-name="P5"><text:span text:style-name="T32">Before explaining each containing feature in given raw dataset, we would like to explain 3D Accelerometer. Accelerometer measures acceleration based on<text:s/></text:span><text:span text:style-name="T33">Gravity Force<text:s/></text:span><text:span text:style-name="T34">g as (cm</text:span><text:span text:style-name="T35">2</text:span><text:span text:style-name="T36">/second) for each coordinates which are axis_x, axis_y, axis_z for these particular problem. The data collected with frequency value<text:s/></text:span><text:span text:style-name="T37">52 Hz,<text:s/></text:span><text:span text:style-name="T38">so for each second we have collected 52 examples(52x3 matrix).</text:span></text:p>
      <text:p text:style-name="P5"><text:span text:style-name="T39"/></text:p>
      <text:p text:style-name="P5"><text:span text:style-name="T40">activity_type</text:span><text:span text:style-name="T41"><text:s/>: There are 4 types of activity ,</text:span></text:p>
      <text:p text:style-name="P5"><text:span text:style-name="T42"/></text:p>
      <text:list text:style-name="L6">
        <text:list-item>
          <text:p text:style-name="P6"><text:span text:style-name="T43">“Still” indicates a steady position of beehive with negligible acceleration.</text:span></text:p>
        </text:list-item>
        <text:list-item>
          <text:p text:style-name="P6"><text:span text:style-name="T43">“Shaking” indicates small accelerations on each axis which are usually caused by the enviromental factors such as wind.</text:span></text:p>
        </text:list-item>
        <text:list-item>
          <text:p text:style-name="P6"><text:span text:style-name="T43">“Falling” indicates fall down scenario of the beehive from the platform it located.</text:span></text:p>
        </text:list-item>
        <text:list-item>
          <text:p text:style-name="P6"><text:span text:style-name="T43"><text:s/>“Lifting” indicates elevation of beehive with large range of acceleration from the platform it located.</text:span></text:p>
        </text:list-item>
      </text:list>
      <text:p text:style-name="P7"><text:span text:style-name="T44"/></text:p>
      <text:p text:style-name="P7"><text:span text:style-name="T45">acc_x<text:s/></text:span><text:span text:style-name="T46">: Acceleration along with X axis based on g force.</text:span></text:p>
      <text:p text:style-name="P7"><text:span text:style-name="T47"/></text:p>
      <text:p text:style-name="P7"><text:span text:style-name="T48">acc_y</text:span><text:span text:style-name="T49"><text:s/>: Acceleration along with Y axis based on g force.</text:span></text:p>
      <text:p text:style-name="P7"><text:span text:style-name="T50"/></text:p>
      <text:p text:style-name="P7"><text:span text:style-name="T51">acc_z</text:span><text:span text:style-name="T52"><text:s/>: Acceleration along with Z axis based on g force.</text:span></text:p>
      <text:p text:style-name="P7"><text:span text:style-name="T53"/></text:p>
      <text:p text:style-name="P7"><text:span text:style-name="T53"/></text:p>
      <text:p text:style-name="P7"><text:span text:style-name="T54">Important Hint !! </text:span></text:p>
      <text:p text:style-name="P7"><text:span text:style-name="T55">Given raw dataset may include duplications and noisy areas. Please be careful with your data preprocess analysis.</text:span></text:p>
      <text:p text:style-name="P7"><text:span text:style-name="T56"/></text:p>
      <text:p text:style-name="P7"><text:span text:style-name="T56"/></text:p>
      <text:p text:style-name="P7"><text:span text:style-name="T56"/></text:p>
      <text:p text:style-name="P7"><text:span text:style-name="T56"/></text:p>
      <text:p text:style-name="P7"><text:span text:style-name="T56"/></text:p>
      <text:p text:style-name="P7"><text:span text:style-name="T56"/></text:p>
      <text:p text:style-name="P7"><text:span text:style-name="T56"/></text:p>
      <text:p text:style-name="P8"><text:span text:style-name="T57">Have Fun 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